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45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ntities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other metals</text:p>
          </table:table-cell>
          <table:table-cell table:number-columns-repeated="2"/>
        </table:table-row>
        <table:table-row table:style-name="ro1">
          <table:table-cell office:value-type="float" office:value="0.133351" calcext:value-type="float">
            <text:p>0.13335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0.819043" calcext:value-type="float">
            <text:p>0.81904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0.028403" calcext:value-type="float">
            <text:p>0.028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192033" calcext:value-type="float">
            <text:p>0.019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weight aluminum</text:p>
          </table:table-cell>
          <table:table-cell office:value-type="string" calcext:value-type="string">
            <text:p>total weight graphite</text:p>
          </table:table-cell>
          <table:table-cell office:value-type="string" calcext:value-type="string">
            <text:p>total weight silicon</text:p>
          </table:table-cell>
          <table:table-cell office:value-type="string" calcext:value-type="string">
            <text:p>total weight other materials</text:p>
          </table:table-cell>
          <table:table-cell table:number-columns-repeated="2"/>
        </table:table-row>
        <table:table-row table:style-name="ro1">
          <table:table-cell/>
          <table:table-cell table:formula="of:=[.A2]*[.B2]" office:value-type="float" office:value="13.3351" calcext:value-type="float">
            <text:p>13.3351</text:p>
          </table:table-cell>
          <table:table-cell table:formula="of:=[.A2]*[.C2]" office:value-type="float" office:value="6.66755" calcext:value-type="float">
            <text:p>6.66755</text:p>
          </table:table-cell>
          <table:table-cell table:formula="of:=[.A2]*[.D2]" office:value-type="float" office:value="5.33404" calcext:value-type="float">
            <text:p>5.33404</text:p>
          </table:table-cell>
          <table:table-cell table:formula="of:=[.A2]*[.E2]" office:value-type="float" office:value="108.01431" calcext:value-type="float">
            <text:p>108.01431</text:p>
          </table:table-cell>
          <table:table-cell table:number-columns-repeated="2"/>
        </table:table-row>
        <table:table-row table:style-name="ro1">
          <table:table-cell/>
          <table:table-cell table:formula="of:=[.A3]*[.B3]" office:value-type="float" office:value="286.66505" calcext:value-type="float">
            <text:p>286.66505</text:p>
          </table:table-cell>
          <table:table-cell table:formula="of:=[.A3]*[.C3]" office:value-type="float" office:value="8.19043" calcext:value-type="float">
            <text:p>8.19043</text:p>
          </table:table-cell>
          <table:table-cell table:formula="of:=[.A3]*[.D3]" office:value-type="float" office:value="8.19043" calcext:value-type="float">
            <text:p>8.19043</text:p>
          </table:table-cell>
          <table:table-cell table:formula="of:=[.A3]*[.E3]" office:value-type="float" office:value="515.99709" calcext:value-type="float">
            <text:p>515.99709</text:p>
          </table:table-cell>
          <table:table-cell/>
          <table:table-cell table:formula="of:=SUM([.B8:.E12])" office:value-type="float" office:value="1000.0003" calcext:value-type="float">
            <text:p>1000.0003</text:p>
          </table:table-cell>
        </table:table-row>
        <table:table-row table:style-name="ro1">
          <table:table-cell/>
          <table:table-cell table:formula="of:=[.A4]*[.B4]" office:value-type="float" office:value="0" calcext:value-type="float">
            <text:p>0</text:p>
          </table:table-cell>
          <table:table-cell table:formula="of:=[.A4]*[.C4]" office:value-type="float" office:value="0.142015" calcext:value-type="float">
            <text:p>0.142015</text:p>
          </table:table-cell>
          <table:table-cell table:formula="of:=[.A4]*[.D4]" office:value-type="float" office:value="2.27224" calcext:value-type="float">
            <text:p>2.27224</text:p>
          </table:table-cell>
          <table:table-cell table:formula="of:=[.A4]*[.E4]" office:value-type="float" office:value="25.988745" calcext:value-type="float">
            <text:p>25.988745</text:p>
          </table:table-cell>
          <table:table-cell table:number-columns-repeated="2"/>
        </table:table-row>
        <table:table-row table:style-name="ro1">
          <table:table-cell/>
          <table:table-cell table:formula="of:=[.A5]*[.B5]" office:value-type="float" office:value="0" calcext:value-type="float">
            <text:p>0</text:p>
          </table:table-cell>
          <table:table-cell table:formula="of:=[.A5]*[.C5]" office:value-type="float" office:value="0" calcext:value-type="float">
            <text:p>0</text:p>
          </table:table-cell>
          <table:table-cell table:formula="of:=[.A5]*[.D5]" office:value-type="float" office:value="0" calcext:value-type="float">
            <text:p>0</text:p>
          </table:table-cell>
          <table:table-cell table:formula="of:=[.A5]*[.E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A6]*[.B6]" office:value-type="float" office:value="0" calcext:value-type="float">
            <text:p>0</text:p>
          </table:table-cell>
          <table:table-cell table:formula="of:=[.A6]*[.C6]" office:value-type="float" office:value="0" calcext:value-type="float">
            <text:p>0</text:p>
          </table:table-cell>
          <table:table-cell table:formula="of:=[.A6]*[.D6]" office:value-type="float" office:value="19.2033" calcext:value-type="float">
            <text:p>19.2033</text:p>
          </table:table-cell>
          <table:table-cell table:formula="of:=[.A6]*[.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 table:number-columns-repeated="5"/>
        </table:table-row>
        <table:table-row table:style-name="ro1">
          <table:table-cell/>
          <table:table-cell table:formula="of:=SUM([.B8:.B12])/[.G9]" office:value-type="float" office:value="0.300000059999982" calcext:value-type="float">
            <text:p>0.300000059999982</text:p>
          </table:table-cell>
          <table:table-cell table:formula="of:=SUM([.C8:.C12])/[.G9]" office:value-type="float" office:value="0.0149999905000029" calcext:value-type="float">
            <text:p>0.014999990500003</text:p>
          </table:table-cell>
          <table:table-cell table:formula="of:=SUM([.D8:.D12])/[.G9]" office:value-type="float" office:value="0.0349999995000001" calcext:value-type="float">
            <text:p>0.0349999995</text:p>
          </table:table-cell>
          <table:table-cell table:formula="of:=SUM([.E8:.E12])/[.G9]" office:value-type="float" office:value="0.649999950000015" calcext:value-type="float">
            <text:p>0.649999950000015</text:p>
          </table:table-cell>
          <table:table-cell table:formula="of:=SUM([.B15:.E15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23:18:57.579077045</meta:creation-date>
    <dc:date>2020-06-23T23:35:30.341516182</dc:date>
    <meta:editing-duration>PT6M22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